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4.361cm" fo:min-width="4.114cm" fo:padding-top="0.1cm" fo:padding-bottom="0.1cm" fo:padding-left="0.225cm" fo:padding-right="0.225cm"/>
    </style:style>
    <style:style style:name="gr2" style:family="graphic" style:parent-style-name="standard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3" style:family="graphic" style:parent-style-name="standard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4.362cm" fo:min-width="4.114cm" fo:padding-top="0.1cm" fo:padding-bottom="0.1cm" fo:padding-left="0.225cm" fo:padding-right="0.2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8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7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13" style:family="graphic" style:parent-style-name="standard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14" style:family="graphic" style:parent-style-name="standard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15" style:family="graphic" style:parent-style-name="standard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6cm" fo:padding-top="0.1cm" fo:padding-bottom="0.1cm" fo:padding-left="0.225cm" fo:padding-right="0.225cm"/>
    </style:style>
    <style:style style:name="gr16" style:family="graphic" style:parent-style-name="standard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5cm" fo:padding-top="0.1cm" fo:padding-bottom="0.1cm" fo:padding-left="0.225cm" fo:padding-right="0.2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8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41cm"/>
    </style:style>
    <style:style style:name="gr19" style:family="graphic" style:parent-style-name="standard">
      <style:graphic-properties draw:fill="none" draw:textarea-vertical-align="middle" draw:auto-grow-height="false" fo:min-height="2.051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22" style:family="graphic" style:parent-style-name="objectwithoutfill">
      <style:graphic-properties svg:stroke-width="0.051cm" svg:stroke-color="#a31f34" draw:marker-start-width="0.268cm" draw:marker-end-width="0.268cm" svg:stroke-linecap="round" draw:fill="none" draw:fill-color="#8fa4bf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fill="none" draw:fill-color="#8fa4b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2cm"/>
    </style:style>
    <style:style style:name="gr25" style:family="graphic" style:parent-style-name="standard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26" style:family="graphic" style:parent-style-name="standard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27" style:family="graphic" style:parent-style-name="standard">
      <style:graphic-properties draw:fill="none" draw:textarea-vertical-align="middle" draw:auto-grow-height="false" fo:min-height="2.052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0" style:family="graphic" style:parent-style-name="standard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31" style:family="graphic" style:parent-style-name="standard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32" style:family="graphic" style:parent-style-name="standard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33" style:family="graphic" style:parent-style-name="standard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0.964cm" fo:min-width="0.945cm" fo:padding-top="0.1cm" fo:padding-bottom="0.1cm" fo:padding-left="0.225cm" fo:padding-right="0.225cm"/>
    </style:style>
    <style:style style:name="gr34" style:family="graphic" style:parent-style-name="objectwithoutfill">
      <style:graphic-properties draw:fill="solid" draw:fill-color="#8fa4bf" draw:textarea-vertical-align="middle"/>
    </style:style>
    <style:style style:name="gr35" style:family="graphic" style:parent-style-name="standard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36" style:family="graphic" style:parent-style-name="standard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0.964cm" fo:min-width="0.944cm" fo:padding-top="0.1cm" fo:padding-bottom="0.1cm" fo:padding-left="0.225cm" fo:padding-right="0.225cm"/>
    </style:style>
    <style:style style:name="gr37" style:family="graphic" style:parent-style-name="objectwithoutfill">
      <style:graphic-properties draw:fill="hatch" draw:fill-color="#8fa4bf" draw:fill-hatch-name="Hatching_20_3" draw:fill-hatch-solid="false" draw:textarea-vertical-align="middle"/>
    </style:style>
    <style:style style:name="gr38" style:family="graphic" style:parent-style-name="standard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41" style:family="graphic" style:parent-style-name="standard">
      <style:graphic-properties draw:fill="none" draw:textarea-vertical-align="middle" draw:auto-grow-height="false" fo:min-height="3.602cm" fo:min-width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43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8fa4bf" draw:textarea-vertical-align="middle" fo:padding-top="0.125cm" fo:padding-bottom="0.125cm" fo:padding-left="0.25cm" fo:padding-right="0.25cm"/>
    </style:style>
    <style:style style:name="gr44" style:family="graphic" style:parent-style-name="objectwithoutfill">
      <style:graphic-properties draw:fill="solid" draw:fill-color="#8fa4bf" draw:textarea-vertical-align="middle"/>
    </style:style>
    <style:style style:name="gr45" style:family="graphic" style:parent-style-name="standard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46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a31f34" draw:textarea-vertical-align="middle" fo:padding-top="0.125cm" fo:padding-bottom="0.125cm" fo:padding-left="0.25cm" fo:padding-right="0.25cm"/>
    </style:style>
    <style:style style:name="gr47" style:family="graphic" style:parent-style-name="objectwithoutfill">
      <style:graphic-properties draw:fill="solid" draw:fill-color="#a31f34" draw:textarea-vertical-align="middle"/>
    </style:style>
    <style:style style:name="gr48" style:family="graphic" style:parent-style-name="objectwithoutfill">
      <style:graphic-properties draw:fill="solid" draw:fill-color="#a31f34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50" style:family="graphic" style:parent-style-name="objectwithoutfill">
      <style:graphic-properties svg:stroke-width="0.051cm" svg:stroke-color="#a31f34" draw:marker-start-width="0.268cm" draw:marker-end-width="0.268cm" svg:stroke-linecap="round" draw:fill="none" draw:textarea-vertical-align="middle" fo:padding-top="0.125cm" fo:padding-bottom="0.125cm" fo:padding-left="0.25cm" fo:padding-right="0.2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2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32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center"/>
      <style:text-properties style:text-position="-20% 58%" fo:font-size="36pt" style:font-size-asian="36pt" style:font-size-complex="36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style:text-position="-20% 58%"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8fa4bf"/>
      <style:paragraph-properties fo:text-align="center"/>
      <style:text-properties fo:font-size="10.5pt" style:font-size-asian="10.5pt" style:font-size-complex="10.5pt"/>
    </style:style>
    <style:style style:name="P11" style:family="paragraph">
      <style:paragraph-properties fo:text-align="center"/>
      <style:text-properties fo:font-size="17.8999996185303pt"/>
    </style:style>
    <style:style style:name="P12" style:family="paragraph">
      <loext:graphic-properties draw:fill="none" draw:fill-color="#ffffff"/>
      <style:paragraph-properties fo:text-align="center"/>
      <style:text-properties fo:font-size="17.8999996185303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7.8999996185303pt" style:font-size-asian="10.5pt" style:font-size-complex="10.5pt"/>
    </style:style>
    <style:style style:name="P14" style:family="paragraph">
      <loext:graphic-properties draw:fill="none"/>
      <style:paragraph-properties fo:text-align="center"/>
      <style:text-properties style:text-position="-20% 58%" fo:font-size="10.5pt" style:font-size-asian="10.5pt" style:font-size-complex="10.5pt"/>
    </style:style>
    <style:style style:name="P15" style:family="paragraph">
      <loext:graphic-properties draw:fill="none" draw:fill-color="#ffffff"/>
      <style:paragraph-properties fo:text-align="center"/>
      <style:text-properties fo:font-size="17.8999996185303pt" style:font-size-asian="16pt" style:font-size-complex="16pt"/>
    </style:style>
    <style:style style:name="P16" style:family="paragraph">
      <loext:graphic-properties draw:fill="none" draw:fill-color="#8fa4bf"/>
      <style:paragraph-properties fo:text-align="center"/>
      <style:text-properties style:text-position="-20% 58%" fo:font-size="10.5pt" style:font-size-asian="10.5pt" style:font-size-complex="10.5pt"/>
    </style:style>
    <style:style style:name="P17" style:family="paragraph">
      <loext:graphic-properties draw:fill="solid" draw:fill-color="#8fa4bf"/>
      <style:paragraph-properties fo:text-align="center"/>
      <style:text-properties fo:font-size="10.5pt" style:font-size-asian="10.5pt" style:font-size-complex="10.5pt"/>
    </style:style>
    <style:style style:name="P18" style:family="paragraph">
      <loext:graphic-properties draw:fill="hatch" draw:fill-color="#8fa4bf" draw:fill-hatch-name="Hatching_20_3" draw:fill-hatch-solid="false"/>
      <style:paragraph-properties fo:text-align="center"/>
      <style:text-properties fo:font-size="10.5pt" style:font-size-asian="10.5pt" style:font-size-complex="10.5pt"/>
    </style:style>
    <style:style style:name="P19" style:family="paragraph">
      <loext:graphic-properties draw:fill="solid" draw:fill-color="#8fa4bf"/>
      <style:paragraph-properties fo:text-align="center"/>
      <style:text-properties style:text-position="-20% 58%" fo:font-size="10.5pt" style:font-size-asian="10.5pt" style:font-size-complex="10.5pt"/>
    </style:style>
    <style:style style:name="P20" style:family="paragraph">
      <loext:graphic-properties draw:fill="hatch" draw:fill-color="#8fa4bf" draw:fill-hatch-name="Hatching_20_3" draw:fill-hatch-solid="false"/>
      <style:paragraph-properties fo:text-align="center"/>
      <style:text-properties style:text-position="-20% 58%" fo:font-size="10.5pt" style:font-size-asian="10.5pt" style:font-size-complex="10.5pt"/>
    </style:style>
    <style:style style:name="P21" style:family="paragraph">
      <loext:graphic-properties draw:fill="solid" draw:fill-color="#8fa4b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7.8999996185303pt"/>
    </style:style>
    <style:style style:name="P23" style:family="paragraph">
      <style:paragraph-properties fo:text-align="start"/>
      <style:text-properties fo:font-size="17.8999996185303pt"/>
    </style:style>
    <style:style style:name="P24" style:family="paragraph">
      <loext:graphic-properties draw:fill="none" draw:fill-color="#ffffff"/>
      <style:paragraph-properties fo:text-align="start"/>
      <style:text-properties fo:font-size="17.8999996185303pt"/>
    </style:style>
    <style:style style:name="P25" style:family="paragraph">
      <loext:graphic-properties draw:fill="none"/>
      <style:paragraph-properties fo:text-align="center"/>
      <style:text-properties style:text-position="-20% 58%"/>
    </style:style>
    <style:style style:name="P26" style:family="paragraph">
      <loext:graphic-properties draw:fill="solid" draw:fill-color="#8fa4bf"/>
      <style:paragraph-properties fo:text-align="center"/>
      <style:text-properties style:text-position="-20% 58%"/>
    </style:style>
    <style:style style:name="P27" style:family="paragraph">
      <loext:graphic-properties draw:fill="solid" draw:fill-color="#a31f34"/>
      <style:paragraph-properties fo:text-align="center"/>
    </style:style>
    <style:style style:name="P28" style:family="paragraph">
      <loext:graphic-properties draw:fill="solid" draw:fill-color="#a31f34"/>
      <style:paragraph-properties fo:text-align="center"/>
      <style:text-properties style:text-position="-20% 58%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20% 58%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position="-20% 58%" fo:font-size="36pt" style:font-size-asian="36pt" style:font-size-complex="36pt"/>
    </style:style>
    <style:style style:name="T6" style:family="text">
      <style:text-properties fo:font-size="1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text-position="-20% 58%" fo:font-size="10.5pt" style:font-size-asian="10.5pt" style:font-size-complex="10.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aleway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text-position="-20% 58%" fo:font-size="13pt" style:font-size-asian="13pt" style:font-size-complex="13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Raleway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-20% 58%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text-position="-20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4.564cm" svg:height="4.561cm" svg:x="7.52cm" svg:y="4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2" draw:text-style-name="P1" xml:id="id1" draw:id="id1" draw:layer="layout" svg:width="4.563cm" svg:height="4.561cm" svg:x="7.529cm" svg:y="8.788cm" svg:viewBox="0 0 4564 4562" svg:d="M0 4562c0-1521 0-3041 0-4562 1521 0 3044 0 4564 0 0 1521 0 3041 0 4562-1520 0-3043 0-4564 0z">
          <text:p/>
        </draw:path>
        <draw:custom-shape draw:style-name="gr3" draw:text-style-name="P1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6cm" svg:height="6.138cm" svg:x="7.528cm" svg:y="1.364cm">
          <draw:text-box>
            <text:p text:style-name="P2"><text:span text:style-name="T1">M</text:span><text:span text:style-name="T2">i</text:span><text:span text:style-name="T1">(</text:span><text:span text:style-name="T1">0</text:span><text:span text:style-name="T1">)</text:span><text:span text:style-name="T1">=</text:span><text:span text:style-name="T1">1</text:span></text:p>
          </draw:text-box>
        </draw:frame>
        <draw:frame draw:style-name="gr4" draw:text-style-name="P3" draw:layer="layout" svg:width="4.561cm" svg:height="6.138cm" svg:x="12.088cm" svg:y="1.364cm">
          <draw:text-box>
            <text:p text:style-name="P2"><text:span text:style-name="T1">M</text:span><text:span text:style-name="T2">i</text:span><text:span text:style-name="T1">(</text:span><text:span text:style-name="T1">0</text:span><text:span text:style-name="T1">)</text:span><text:span text:style-name="T1">=</text:span><text:span text:style-name="T1">0</text:span></text:p>
          </draw:text-box>
        </draw:frame>
        <draw:frame draw:style-name="gr5" draw:text-style-name="P5" draw:layer="layout" svg:width="4.561cm" svg:height="6.137cm" svg:x="2.286cm" svg:y="5.685cm">
          <draw:text-box>
            <text:p text:style-name="P4"><text:span text:style-name="T1">M</text:span><text:span text:style-name="T2">i</text:span><text:span text:style-name="T1">(</text:span><text:span text:style-name="T1">1</text:span><text:span text:style-name="T1">)</text:span><text:span text:style-name="T1">=</text:span><text:span text:style-name="T1">1</text:span></text:p>
          </draw:text-box>
        </draw:frame>
        <draw:frame draw:style-name="gr6" draw:text-style-name="P5" draw:layer="layout" svg:width="4.572cm" svg:height="2.326cm" svg:x="2.286cm" svg:y="10.336cm">
          <draw:text-box>
            <text:p text:style-name="P4"><text:span text:style-name="T1">M</text:span><text:span text:style-name="T2">i</text:span><text:span text:style-name="T1">(</text:span><text:span text:style-name="T1">1</text:span><text:span text:style-name="T1">)</text:span><text:span text:style-name="T1">=</text:span><text:span text:style-name="T1">0</text:span></text:p>
          </draw:text-box>
        </draw:frame>
        <draw:connector draw:style-name="gr7" draw:text-style-name="P6" draw:layer="layout" draw:type="curve" svg:x1="14.539cm" svg:y1="6.489cm" svg:x2="14.539cm" svg:y2="11.049cm" svg:d="M14539 6489v4560" svg:viewBox="0 0 1 4561">
          <text:p/>
        </draw:connector>
        <draw:frame draw:style-name="gr8" draw:text-style-name="P3" draw:layer="layout" svg:width="4.56cm" svg:height="4cm" svg:x="7.533cm" svg:y="4.788cm">
          <draw:text-box>
            <text:p text:style-name="P2"><text:span text:style-name="T3"/></text:p>
            <text:p text:style-name="P2"><text:span text:style-name="T4">a</text:span><text:span text:style-name="T4">l</text:span><text:span text:style-name="T4">w</text:span><text:span text:style-name="T4">a</text:span><text:span text:style-name="T4">y</text:span><text:span text:style-name="T4">s </text:span><text:span text:style-name="T4">st</text:span><text:span text:style-name="T4">o</text:span><text:span text:style-name="T4">p</text:span></text:p>
            <text:p text:style-name="P2"><text:span text:style-name="T4">(r</text:span><text:span text:style-name="T4">o</text:span><text:span text:style-name="T4">b</text:span><text:span text:style-name="T4">b</text:span><text:span text:style-name="T4">e</text:span><text:span text:style-name="T4">r</text:span><text:span text:style-name="T4">y</text:span><text:span text:style-name="T4">)</text:span></text:p>
          </draw:text-box>
        </draw:frame>
        <draw:connector draw:style-name="gr9" draw:text-style-name="P6" draw:layer="layout" draw:type="curve" svg:x1="10.015cm" svg:y1="6.203cm" svg:x2="9.811cm" svg:y2="8.788cm" draw:end-shape="id1" svg:d="M10015 6203c0 1564-204 272-204 2585" svg:viewBox="0 0 205 2586">
          <text:p text:style-name="P2"><text:span text:style-name="T5">`</text:span></text:p>
        </draw:connector>
        <draw:frame draw:style-name="gr8" draw:text-style-name="P3" draw:layer="layout" svg:width="4.56cm" svg:height="4cm" svg:x="12.133cm" svg:y="4.788cm">
          <draw:text-box>
            <text:p text:style-name="P2"><text:span text:style-name="T3"/></text:p>
            <text:p text:style-name="P2"><text:span text:style-name="T4">st</text:span><text:span text:style-name="T4">o</text:span><text:span text:style-name="T4">p </text:span><text:span text:style-name="T4">if </text:span><text:span text:style-name="T4">b</text:span><text:span text:style-name="T4">l</text:span><text:span text:style-name="T4">a</text:span><text:span text:style-name="T4">c</text:span><text:span text:style-name="T4">k</text:span></text:p>
            <text:p text:style-name="P2"><text:span text:style-name="T4">(r</text:span><text:span text:style-name="T4">a</text:span><text:span text:style-name="T4">c</text:span><text:span text:style-name="T4">i</text:span><text:span text:style-name="T4">a</text:span><text:span text:style-name="T4">l </text:span><text:span text:style-name="T4">st</text:span><text:span text:style-name="T4">o</text:span><text:span text:style-name="T4">p</text:span><text:span text:style-name="T4">)</text:span></text:p>
          </draw:text-box>
        </draw:frame>
        <draw:frame draw:style-name="gr8" draw:text-style-name="P3" draw:layer="layout" svg:width="4.564cm" svg:height="4cm" svg:x="7.529cm" svg:y="9.35cm">
          <draw:text-box>
            <text:p text:style-name="P2"><text:span text:style-name="T3"/></text:p>
            <text:p text:style-name="P2"><text:span text:style-name="T4">st</text:span><text:span text:style-name="T4">o</text:span><text:span text:style-name="T4">p </text:span><text:span text:style-name="T4">if </text:span><text:span text:style-name="T4">w</text:span><text:span text:style-name="T4">h</text:span><text:span text:style-name="T4">it</text:span><text:span text:style-name="T4">e</text:span></text:p>
            <text:p text:style-name="P2"><text:span text:style-name="T4">(</text:span><text:span text:style-name="T4">a</text:span><text:span text:style-name="T4">s</text:span><text:span text:style-name="T4">s</text:span><text:span text:style-name="T4">u</text:span><text:span text:style-name="T4">m</text:span><text:span text:style-name="T4">e </text:span><text:span text:style-name="T4">n</text:span><text:span text:style-name="T4">o</text:span><text:span text:style-name="T4">n</text:span><text:span text:style-name="T4">e</text:span><text:span text:style-name="T4">)</text:span></text:p>
          </draw:text-box>
        </draw:frame>
        <draw:frame draw:style-name="gr8" draw:text-style-name="P3" draw:layer="layout" svg:width="4.56cm" svg:height="4cm" svg:x="12.132cm" svg:y="9.35cm">
          <draw:text-box>
            <text:p text:style-name="P2"><text:span text:style-name="T3"/></text:p>
            <text:p text:style-name="P2"><text:span text:style-name="T4">n</text:span><text:span text:style-name="T4">e</text:span><text:span text:style-name="T4">v</text:span><text:span text:style-name="T4">e</text:span><text:span text:style-name="T4">r </text:span><text:span text:style-name="T4">st</text:span><text:span text:style-name="T4">o</text:span><text:span text:style-name="T4">p</text:span></text:p>
            <text:p text:style-name="P2"><text:span text:style-name="T4">(</text:span><text:span text:style-name="T4">a</text:span><text:span text:style-name="T4">s</text:span><text:span text:style-name="T4">k </text:span><text:span text:style-name="T4">d</text:span><text:span text:style-name="T4">ir</text:span><text:span text:style-name="T4">e</text:span><text:span text:style-name="T4">c</text:span><text:span text:style-name="T4">ti</text:span><text:span text:style-name="T4">o</text:span><text:span text:style-name="T4">n</text:span><text:span text:style-name="T4">s</text:span><text:span text:style-name="T4">)</text:span></text:p>
          </draw:text-box>
        </draw:frame>
        <draw:frame draw:style-name="gr10" draw:text-style-name="P8" draw:layer="layout" svg:width="20.198cm" svg:height="0.996cm" svg:x="0cm" svg:y="14.089cm">
          <draw:text-box>
            <text:p text:style-name="P7"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a</text:span><text:span text:style-name="T6">l </text:span><text:span text:style-name="T6">s</text:span><text:span text:style-name="T6">t</text:span><text:span text:style-name="T6">r</text:span><text:span text:style-name="T6">a</text:span><text:span text:style-name="T6">ti</text:span><text:span text:style-name="T6">fi</text:span><text:span text:style-name="T6">c</text:span><text:span text:style-name="T6">a</text:span><text:span text:style-name="T6">ti</text:span><text:span text:style-name="T6">o</text:span><text:span text:style-name="T6">n </text:span><text:span text:style-name="T6">w</text:span><text:span text:style-name="T6">r</text:span><text:span text:style-name="T6">t </text:span><text:span text:style-name="T6">M</text:span><text:span text:style-name="T6"> </text:span><text:span text:style-name="T6">(</text:span><text:span text:style-name="T6">F</text:span><text:span text:style-name="T6">r</text:span><text:span text:style-name="T6">a</text:span><text:span text:style-name="T6">n</text:span><text:span text:style-name="T6">g</text:span><text:span text:style-name="T6">a</text:span><text:span text:style-name="T6">k</text:span><text:span text:style-name="T6">i</text:span><text:span text:style-name="T6">s </text:span><text:span text:style-name="T6">&amp;</text:span><text:span text:style-name="T6"> </text:span><text:span text:style-name="T6">R</text:span><text:span text:style-name="T6">u</text:span><text:span text:style-name="T6">b</text:span><text:span text:style-name="T6">i</text:span><text:span text:style-name="T6">n </text:span><text:span text:style-name="T6">2</text:span><text:span text:style-name="T6">0</text:span><text:span text:style-name="T6">0</text:span><text:span text:style-name="T6">2</text:span><text:span text:style-name="T6">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2" draw:text-style-name="P10" draw:layer="layout" svg:width="1.395cm" svg:height="1.214cm" svg:x="5.055cm" svg:y="1.7cm">
          <text:p text:style-name="P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6.453cm" svg:y="1.7cm">
          <text:p text:style-name="P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10" xml:id="id2" draw:id="id2" draw:layer="layout" svg:width="1.394cm" svg:height="1.213cm" svg:x="5.058cm" svg:y="2.914cm" svg:viewBox="0 0 1395 1214" svg:d="M0 1214c0-405 0-809 0-1214 465 0 930 0 1395 0 0 405 0 809 0 1214-465 0-930 0-1395 0z">
          <text:p text:style-name="P2"><text:span text:style-name="T7"/></text:p>
        </draw:path>
        <draw:custom-shape draw:style-name="gr15" draw:text-style-name="P10" draw:layer="layout" svg:width="1.396cm" svg:height="1.213cm" svg:x="6.453cm" svg:y="2.914cm">
          <text:p text:style-name="P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5cm" svg:height="1.213cm" svg:x="5.055cm" svg:y="4.736cm">
          <text:p text:style-name="P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6cm" svg:height="1.213cm" svg:x="6.453cm" svg:y="4.736cm">
          <text:p text:style-name="P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95cm" svg:height="1.214cm" svg:x="5.055cm" svg:y="5.949cm">
          <text:p text:style-name="P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6.453cm" svg:y="5.949cm">
          <text:p text:style-name="P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1.642cm" svg:height="1.633cm" svg:x="4.949cm" svg:y="1.034cm">
          <draw:text-box>
            <text:p text:style-name="P11"><text:span text:style-name="T7">M</text:span><text:span text:style-name="T8">i</text:span><text:span text:style-name="T7">(0</text:span><text:span text:style-name="T7">)=</text:span><text:span text:style-name="T7">1</text:span></text:p>
          </draw:text-box>
        </draw:frame>
        <draw:frame draw:style-name="gr17" draw:text-style-name="P12" draw:layer="layout" svg:width="1.932cm" svg:height="1.633cm" svg:x="6.204cm" svg:y="1.034cm">
          <draw:text-box>
            <text:p text:style-name="P11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7" draw:text-style-name="P13" draw:layer="layout" svg:width="1.887cm" svg:height="1.633cm" svg:x="3.153cm" svg:y="2.088cm">
          <draw:text-box>
            <text:p text:style-name="P11"><text:span text:style-name="T7">M</text:span><text:span text:style-name="T8">i</text:span><text:span text:style-name="T7">(1</text:span><text:span text:style-name="T7">)=</text:span><text:span text:style-name="T7">1</text:span></text:p>
          </draw:text-box>
        </draw:frame>
        <draw:frame draw:style-name="gr17" draw:text-style-name="P13" draw:layer="layout" svg:width="1.917cm" svg:height="1.633cm" svg:x="3.141cm" svg:y="3.23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8" draw:text-style-name="P12" draw:layer="layout" svg:width="1.394cm" svg:height="1.291cm" svg:x="1.569cm" svg:y="2.539cm">
          <draw:text-box>
            <text:p text:style-name="P11"><text:span text:style-name="T7">D</text:span><text:span text:style-name="T8">i</text:span><text:span text:style-name="T7">=1</text:span></text:p>
          </draw:text-box>
        </draw:frame>
        <draw:custom-shape draw:style-name="gr19" draw:text-style-name="P14" draw:layer="layout" svg:width="0.351cm" svg:height="2.427cm" svg:x="2.79cm" svg:y="1.7cm">
          <text:p><text:span text:style-name="T7"/></text:p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3" draw:layer="layout" svg:width="1.394cm" svg:height="1.236cm" svg:x="1.569cm" svg:y="5.63cm">
          <draw:text-box>
            <text:p text:style-name="P11"><text:span text:style-name="T7">D</text:span><text:span text:style-name="T8">i</text:span><text:span text:style-name="T7">=0</text:span></text:p>
          </draw:text-box>
        </draw:frame>
        <draw:custom-shape draw:style-name="gr19" draw:text-style-name="P14" draw:layer="layout" svg:width="0.351cm" svg:height="2.427cm" svg:x="2.79cm" svg:y="4.736cm">
          <text:p><text:span text:style-name="T7"/></text:p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5" draw:layer="layout" svg:width="6.083cm" svg:height="0.967cm" svg:x="2.825cm" svg:y="0.221cm">
          <draw:text-box>
            <text:p text:style-name="P11"><text:span text:style-name="T9">E[ Y</text:span><text:span text:style-name="T10">i</text:span><text:span text:style-name="T9">(1</text:span><text:span text:style-name="T9">, 1</text:span><text:span text:style-name="T4">) | . . </text:span><text:span text:style-name="T4">. ]</text:span></text:p>
          </draw:text-box>
        </draw:frame>
        <draw:line draw:style-name="gr22" draw:text-style-name="P16" draw:layer="layout" svg:x1="5.786cm" svg:y1="2.362cm" svg:x2="5.786cm" svg:y2="5.398cm">
          <text:p><text:span text:style-name="T7"/></text:p>
        </draw:line>
        <draw:connector draw:style-name="gr23" draw:text-style-name="P16" draw:layer="layout" draw:type="curve" svg:x1="7.201cm" svg:y1="2.302cm" svg:x2="7.201cm" svg:y2="3.515cm" svg:d="M7201 2302v1213" svg:viewBox="0 0 1 1214">
          <text:p><text:span text:style-name="T7"/></text:p>
        </draw:connector>
        <draw:connector draw:style-name="gr23" draw:text-style-name="P16" draw:layer="layout" draw:type="curve" svg:x1="5.777cm" svg:y1="2.379cm" svg:x2="5.77cm" svg:y2="5.261cm" svg:d="M5777 2379c0 2161-7 721-7 2882" svg:viewBox="0 0 8 2883">
          <text:p><text:span text:style-name="T7"/></text:p>
        </draw:connector>
        <draw:connector draw:style-name="gr23" draw:text-style-name="P16" draw:layer="layout" draw:type="curve" svg:x1="5.846cm" svg:y1="2.235cm" svg:x2="5.755cm" svg:y2="2.914cm" draw:end-shape="id2" svg:d="M5846 2235c0 133-91-206-91 679" svg:viewBox="0 0 92 680">
          <text:p text:style-name="P2"><text:span text:style-name="T8">`</text:span></text:p>
        </draw:connector>
        <draw:connector draw:style-name="gr23" draw:text-style-name="P16" draw:layer="layout" draw:type="curve" svg:x1="5.68cm" svg:y1="2.295cm" svg:x2="5.672cm" svg:y2="5.345cm" svg:d="M5680 2295c0 2288-8 763-8 3050" svg:viewBox="0 0 9 3051">
          <text:p><text:span text:style-name="T7"/></text:p>
        </draw:connector>
        <draw:frame draw:style-name="gr17" draw:text-style-name="P13" draw:layer="layout" svg:width="1.887cm" svg:height="1.633cm" svg:x="3.154cm" svg:y="5.038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4" draw:text-style-name="P13" draw:layer="layout" svg:width="1.917cm" svg:height="1.632cm" svg:x="3.142cm" svg:y="6.146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custom-shape draw:style-name="gr25" draw:text-style-name="P10" draw:layer="layout" svg:width="1.394cm" svg:height="1.214cm" svg:x="15.311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10" xml:id="id3" draw:id="id3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3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1.641cm" svg:height="1.633cm" svg:x="15.205cm" svg:y="1.048cm">
          <draw:text-box>
            <text:p text:style-name="P11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7" draw:text-style-name="P12" draw:layer="layout" svg:width="1.931cm" svg:height="1.633cm" svg:x="16.46cm" svg:y="1.048cm">
          <draw:text-box>
            <text:p text:style-name="P11"><text:span text:style-name="T7">M</text:span><text:span text:style-name="T8">i</text:span><text:span text:style-name="T7">(0)=0</text:span></text:p>
          </draw:text-box>
        </draw:frame>
        <draw:frame draw:style-name="gr24" draw:text-style-name="P13" draw:layer="layout" svg:width="1.886cm" svg:height="1.632cm" svg:x="13.409cm" svg:y="2.103cm">
          <draw:text-box>
            <text:p text:style-name="P11"><text:span text:style-name="T7">M</text:span><text:span text:style-name="T8">i</text:span><text:span text:style-name="T7">(1)=1</text:span></text:p>
          </draw:text-box>
        </draw:frame>
        <draw:frame draw:style-name="gr17" draw:text-style-name="P13" draw:layer="layout" svg:width="1.917cm" svg:height="1.633cm" svg:x="13.396cm" svg:y="3.244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8" draw:text-style-name="P12" draw:layer="layout" svg:width="1.394cm" svg:height="1.291cm" svg:x="11.824cm" svg:y="2.554cm">
          <draw:text-box>
            <text:p text:style-name="P11"><text:span text:style-name="T7">D</text:span><text:span text:style-name="T8">i</text:span><text:span text:style-name="T7">=1</text:span></text:p>
          </draw:text-box>
        </draw:frame>
        <draw:custom-shape draw:style-name="gr27" draw:text-style-name="P14" draw:layer="layout" svg:width="0.35cm" svg:height="2.428cm" svg:x="13.046cm" svg:y="1.714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3" draw:layer="layout" svg:width="1.394cm" svg:height="1.236cm" svg:x="11.824cm" svg:y="5.644cm">
          <draw:text-box>
            <text:p text:style-name="P11"><text:span text:style-name="T7">D</text:span><text:span text:style-name="T8">i</text:span><text:span text:style-name="T7">=0</text:span></text:p>
          </draw:text-box>
        </draw:frame>
        <draw:custom-shape draw:style-name="gr19" draw:text-style-name="P14" draw:layer="layout" svg:width="0.35cm" svg:height="2.427cm" svg:x="13.046cm" svg:y="4.75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5" draw:layer="layout" svg:width="6.084cm" svg:height="0.967cm" svg:x="13.08cm" svg:y="0.236cm">
          <draw:text-box>
            <text:p text:style-name="P11"><text:span text:style-name="T9">E[ </text:span><text:span text:style-name="T9">Y</text:span><text:span text:style-name="T10">i</text:span><text:span text:style-name="T9">(0</text:span><text:span text:style-name="T9">, </text:span><text:span text:style-name="T9">1</text:span><text:span text:style-name="T4">) </text:span><text:span text:style-name="T4">| . </text:span><text:span text:style-name="T4">. . </text:span><text:span text:style-name="T4">]</text:span></text:p>
          </draw:text-box>
        </draw:frame>
        <draw:line draw:style-name="gr22" draw:text-style-name="P16" draw:layer="layout" svg:x1="16.041cm" svg:y1="2.376cm" svg:x2="16.041cm" svg:y2="5.412cm">
          <text:p/>
        </draw:line>
        <draw:connector draw:style-name="gr23" draw:text-style-name="P16" draw:layer="layout" draw:type="curve" svg:x1="17.456cm" svg:y1="2.317cm" svg:x2="17.456cm" svg:y2="3.53cm" svg:d="M17456 2317v1213" svg:viewBox="0 0 1 1214">
          <text:p/>
        </draw:connector>
        <draw:connector draw:style-name="gr23" draw:text-style-name="P16" draw:layer="layout" draw:type="curve" svg:x1="16.033cm" svg:y1="2.394cm" svg:x2="16.025cm" svg:y2="5.275cm" svg:d="M16033 2394c0 2161-8 720-8 2881" svg:viewBox="0 0 9 2882">
          <text:p/>
        </draw:connector>
        <draw:connector draw:style-name="gr23" draw:text-style-name="P16" draw:layer="layout" draw:type="curve" svg:x1="16.101cm" svg:y1="2.249cm" svg:x2="16.011cm" svg:y2="2.928cm" draw:end-shape="id3" svg:d="M16101 2249c0 135-90-204-90 679" svg:viewBox="0 0 91 680">
          <text:p text:style-name="P2"><text:span text:style-name="T8">`</text:span></text:p>
        </draw:connector>
        <draw:connector draw:style-name="gr23" draw:text-style-name="P16" draw:layer="layout" draw:type="curve" svg:x1="15.936cm" svg:y1="2.309cm" svg:x2="15.927cm" svg:y2="5.359cm" svg:d="M15936 2309c0 2288-9 763-9 3050" svg:viewBox="0 0 10 3051">
          <text:p/>
        </draw:connector>
        <draw:frame draw:style-name="gr17" draw:text-style-name="P13" draw:layer="layout" svg:width="1.887cm" svg:height="1.633cm" svg:x="13.409cm" svg:y="5.052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4" draw:text-style-name="P13" draw:layer="layout" svg:width="1.917cm" svg:height="1.632cm" svg:x="13.494cm" svg:y="6.146cm">
          <draw:text-box>
            <text:p text:style-name="P11"><text:span text:style-name="T7">M</text:span><text:span text:style-name="T8">i</text:span><text:span text:style-name="T7">(1)=0</text:span></text:p>
          </draw:text-box>
        </draw:frame>
        <draw:custom-shape draw:style-name="gr12" draw:text-style-name="P10" draw:layer="layout" svg:width="1.395cm" svg:height="1.214cm" svg:x="5.056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10" xml:id="id4" draw:id="id4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16" draw:text-style-name="P10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5cm" svg:height="1.213cm" svg:x="5.056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2" draw:layer="layout" svg:width="1.642cm" svg:height="1.632cm" svg:x="4.95cm" svg:y="8.957cm">
          <draw:text-box>
            <text:p text:style-name="P11"><text:span text:style-name="T7">M</text:span><text:span text:style-name="T8">i</text:span><text:span text:style-name="T7">(0)=1</text:span></text:p>
          </draw:text-box>
        </draw:frame>
        <draw:frame draw:style-name="gr24" draw:text-style-name="P12" draw:layer="layout" svg:width="1.932cm" svg:height="1.632cm" svg:x="6.205cm" svg:y="8.957cm">
          <draw:text-box>
            <text:p text:style-name="P11"><text:span text:style-name="T7">M</text:span><text:span text:style-name="T8">i</text:span><text:span text:style-name="T7">(0)=</text:span><text:span text:style-name="T7">0</text:span></text:p>
          </draw:text-box>
        </draw:frame>
        <draw:frame draw:style-name="gr17" draw:text-style-name="P13" draw:layer="layout" svg:width="1.887cm" svg:height="1.633cm" svg:x="3.154cm" svg:y="10.011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4" draw:text-style-name="P13" draw:layer="layout" svg:width="1.917cm" svg:height="1.632cm" svg:x="3.142cm" svg:y="11.153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8" draw:text-style-name="P12" draw:layer="layout" svg:width="1.394cm" svg:height="1.291cm" svg:x="1.57cm" svg:y="10.462cm">
          <draw:text-box>
            <text:p text:style-name="P11"><text:span text:style-name="T7">D</text:span><text:span text:style-name="T8">i</text:span><text:span text:style-name="T7">=1</text:span></text:p>
          </draw:text-box>
        </draw:frame>
        <draw:custom-shape draw:style-name="gr19" draw:text-style-name="P14" draw:layer="layout" svg:width="0.351cm" svg:height="2.427cm" svg:x="2.791cm" svg:y="9.623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3" draw:layer="layout" svg:width="1.394cm" svg:height="1.236cm" svg:x="1.57cm" svg:y="13.552cm">
          <draw:text-box>
            <text:p text:style-name="P11"><text:span text:style-name="T7">D</text:span><text:span text:style-name="T8">i</text:span><text:span text:style-name="T7">=0</text:span></text:p>
          </draw:text-box>
        </draw:frame>
        <draw:custom-shape draw:style-name="gr19" draw:text-style-name="P14" draw:layer="layout" svg:width="0.351cm" svg:height="2.427cm" svg:x="2.791cm" svg:y="12.659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5" draw:layer="layout" svg:width="6.083cm" svg:height="0.967cm" svg:x="2.826cm" svg:y="8.144cm">
          <draw:text-box>
            <text:p text:style-name="P11"><text:span text:style-name="T9">E[ </text:span><text:span text:style-name="T9">Y</text:span><text:span text:style-name="T10">i</text:span><text:span text:style-name="T9">(1, </text:span><text:span text:style-name="T9">0</text:span><text:span text:style-name="T4">) </text:span><text:span text:style-name="T4">| . . . </text:span><text:span text:style-name="T4">]</text:span></text:p>
          </draw:text-box>
        </draw:frame>
        <draw:line draw:style-name="gr22" draw:text-style-name="P16" draw:layer="layout" svg:x1="5.787cm" svg:y1="10.284cm" svg:x2="5.787cm" svg:y2="13.32cm">
          <text:p/>
        </draw:line>
        <draw:connector draw:style-name="gr23" draw:text-style-name="P16" draw:layer="layout" draw:type="curve" svg:x1="7.202cm" svg:y1="10.225cm" svg:x2="7.202cm" svg:y2="11.438cm" svg:d="M7202 10225v1213" svg:viewBox="0 0 1 1214">
          <text:p/>
        </draw:connector>
        <draw:connector draw:style-name="gr23" draw:text-style-name="P16" draw:layer="layout" draw:type="curve" svg:x1="5.778cm" svg:y1="10.302cm" svg:x2="5.77cm" svg:y2="13.183cm" svg:d="M5778 10302c0 2161-8 720-8 2881" svg:viewBox="0 0 9 2882">
          <text:p/>
        </draw:connector>
        <draw:connector draw:style-name="gr23" draw:text-style-name="P16" draw:layer="layout" draw:type="curve" svg:x1="5.847cm" svg:y1="10.157cm" svg:x2="5.756cm" svg:y2="10.836cm" draw:end-shape="id4" svg:d="M5847 10157c0 135-91-204-91 679" svg:viewBox="0 0 92 680">
          <text:p text:style-name="P2"><text:span text:style-name="T8">`</text:span></text:p>
        </draw:connector>
        <draw:connector draw:style-name="gr23" draw:text-style-name="P16" draw:layer="layout" draw:type="curve" svg:x1="5.681cm" svg:y1="10.217cm" svg:x2="5.672cm" svg:y2="13.268cm" svg:d="M5681 10217c0 2289-9 763-9 3051" svg:viewBox="0 0 10 3052">
          <text:p/>
        </draw:connector>
        <draw:frame draw:style-name="gr17" draw:text-style-name="P13" draw:layer="layout" svg:width="1.887cm" svg:height="1.633cm" svg:x="3.155cm" svg:y="12.96cm">
          <draw:text-box>
            <text:p text:style-name="P11"><text:span text:style-name="T7">M</text:span><text:span text:style-name="T8">i</text:span><text:span text:style-name="T7">(1)=1</text:span></text:p>
          </draw:text-box>
        </draw:frame>
        <draw:frame draw:style-name="gr17" draw:text-style-name="P13" draw:layer="layout" svg:width="1.918cm" svg:height="1.633cm" svg:x="3.142cm" svg:y="14.197cm">
          <draw:text-box>
            <text:p text:style-name="P11"><text:span text:style-name="T7">M</text:span><text:span text:style-name="T8">i</text:span><text:span text:style-name="T7">(1)=</text:span><text:span text:style-name="T7">0</text:span></text:p>
          </draw:text-box>
        </draw:frame>
        <draw:custom-shape draw:style-name="gr12" draw:text-style-name="P10" draw:layer="layout" svg:width="1.395cm" svg:height="1.214cm" svg:x="15.311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10" xml:id="id5" draw:id="id5" draw:layer="layout" svg:width="1.394cm" svg:height="1.213cm" svg:x="15.314cm" svg:y="10.851cm" svg:viewBox="0 0 1395 1214" svg:d="M0 1214c0-405 0-809 0-1214 465 0 930 0 1395 0 0 405 0 809 0 1214-465 0-930 0-1395 0z">
          <text:p/>
        </draw:path>
        <draw:custom-shape draw:style-name="gr15" draw:text-style-name="P10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5cm" svg:height="1.213cm" svg:x="15.31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1.641cm" svg:height="1.633cm" svg:x="15.206cm" svg:y="8.971cm">
          <draw:text-box>
            <text:p text:style-name="P11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7" draw:text-style-name="P12" draw:layer="layout" svg:width="1.931cm" svg:height="1.633cm" svg:x="16.461cm" svg:y="8.971cm">
          <draw:text-box>
            <text:p text:style-name="P11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7" draw:text-style-name="P13" draw:layer="layout" svg:width="1.887cm" svg:height="1.633cm" svg:x="13.409cm" svg:y="10.025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7" draw:text-style-name="P13" draw:layer="layout" svg:width="1.917cm" svg:height="1.633cm" svg:x="13.397cm" svg:y="11.167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8" draw:text-style-name="P12" draw:layer="layout" svg:width="1.394cm" svg:height="1.291cm" svg:x="11.825cm" svg:y="10.476cm">
          <draw:text-box>
            <text:p text:style-name="P11"><text:span text:style-name="T7">D</text:span><text:span text:style-name="T8">i</text:span><text:span text:style-name="T7">=1</text:span></text:p>
          </draw:text-box>
        </draw:frame>
        <draw:custom-shape draw:style-name="gr19" draw:text-style-name="P14" draw:layer="layout" svg:width="0.35cm" svg:height="2.427cm" svg:x="13.047cm" svg:y="9.637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3" draw:layer="layout" svg:width="1.394cm" svg:height="1.235cm" svg:x="11.825cm" svg:y="13.567cm">
          <draw:text-box>
            <text:p text:style-name="P11"><text:span text:style-name="T7">D</text:span><text:span text:style-name="T8">i</text:span><text:span text:style-name="T7">=0</text:span></text:p>
          </draw:text-box>
        </draw:frame>
        <draw:custom-shape draw:style-name="gr19" draw:text-style-name="P14" draw:layer="layout" svg:width="0.35cm" svg:height="2.427cm" svg:x="13.047cm" svg:y="12.673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5" draw:layer="layout" svg:width="6.084cm" svg:height="0.967cm" svg:x="13.081cm" svg:y="8.158cm">
          <draw:text-box>
            <text:p text:style-name="P11"><text:span text:style-name="T9">E[ </text:span><text:span text:style-name="T9">Y</text:span><text:span text:style-name="T10">i</text:span><text:span text:style-name="T9">(0</text:span><text:span text:style-name="T9">, 0</text:span><text:span text:style-name="T4">) </text:span><text:span text:style-name="T4">| . . . </text:span><text:span text:style-name="T4">]</text:span></text:p>
          </draw:text-box>
        </draw:frame>
        <draw:line draw:style-name="gr22" draw:text-style-name="P16" draw:layer="layout" svg:x1="16.042cm" svg:y1="10.298cm" svg:x2="16.042cm" svg:y2="13.334cm">
          <text:p/>
        </draw:line>
        <draw:connector draw:style-name="gr23" draw:text-style-name="P16" draw:layer="layout" draw:type="curve" svg:x1="17.457cm" svg:y1="10.239cm" svg:x2="17.457cm" svg:y2="11.452cm" svg:d="M17457 10239v1213" svg:viewBox="0 0 1 1214">
          <text:p/>
        </draw:connector>
        <draw:connector draw:style-name="gr23" draw:text-style-name="P16" draw:layer="layout" draw:type="curve" svg:x1="16.034cm" svg:y1="10.316cm" svg:x2="16.026cm" svg:y2="13.197cm" svg:d="M16034 10316c0 2161-8 721-8 2881" svg:viewBox="0 0 9 2882">
          <text:p/>
        </draw:connector>
        <draw:connector draw:style-name="gr23" draw:text-style-name="P16" draw:layer="layout" draw:type="curve" svg:x1="16.102cm" svg:y1="10.172cm" svg:x2="16.012cm" svg:y2="10.851cm" draw:end-shape="id5" svg:d="M16102 10172c0 133-90-206-90 679" svg:viewBox="0 0 91 680">
          <text:p text:style-name="P2"><text:span text:style-name="T8">`</text:span></text:p>
        </draw:connector>
        <draw:connector draw:style-name="gr23" draw:text-style-name="P16" draw:layer="layout" draw:type="curve" svg:x1="15.937cm" svg:y1="10.232cm" svg:x2="15.928cm" svg:y2="13.282cm" svg:d="M15937 10232c0 2288-9 763-9 3050" svg:viewBox="0 0 10 3051">
          <text:p/>
        </draw:connector>
        <draw:frame draw:style-name="gr24" draw:text-style-name="P13" draw:layer="layout" svg:width="1.887cm" svg:height="1.632cm" svg:x="13.41cm" svg:y="12.975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7" draw:text-style-name="P13" draw:layer="layout" svg:width="1.917cm" svg:height="1.633cm" svg:x="13.495cm" svg:y="14.297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30" draw:text-style-name="P17" draw:layer="layout" svg:width="1.395cm" svg:height="1.214cm" svg:x="5.05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2" draw:text-style-name="P18" xml:id="id6" draw:id="id6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15" draw:text-style-name="P10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8" draw:layer="layout" svg:width="1.395cm" svg:height="1.214cm" svg:x="5.055cm" svg:y="5.94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1.642cm" svg:height="1.633cm" svg:x="4.949cm" svg:y="1.034cm">
          <draw:text-box>
            <text:p text:style-name="P11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7" draw:text-style-name="P12" draw:layer="layout" svg:width="1.932cm" svg:height="1.633cm" svg:x="6.204cm" svg:y="1.034cm">
          <draw:text-box>
            <text:p text:style-name="P11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7" draw:text-style-name="P13" draw:layer="layout" svg:width="1.887cm" svg:height="1.633cm" svg:x="3.153cm" svg:y="2.088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7" draw:text-style-name="P13" draw:layer="layout" svg:width="1.917cm" svg:height="1.633cm" svg:x="3.141cm" svg:y="3.23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8" draw:text-style-name="P12" draw:layer="layout" svg:width="1.394cm" svg:height="1.291cm" svg:x="1.569cm" svg:y="2.539cm">
          <draw:text-box>
            <text:p text:style-name="P11"><text:span text:style-name="T7">D</text:span><text:span text:style-name="T8">i</text:span><text:span text:style-name="T7">=1</text:span></text:p>
          </draw:text-box>
        </draw:frame>
        <draw:custom-shape draw:style-name="gr19" draw:text-style-name="P14" draw:layer="layout" svg:width="0.351cm" svg:height="2.427cm" svg:x="2.79cm" svg:y="1.7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3" draw:layer="layout" svg:width="1.394cm" svg:height="1.236cm" svg:x="1.569cm" svg:y="5.63cm">
          <draw:text-box>
            <text:p text:style-name="P11"><text:span text:style-name="T7">D</text:span><text:span text:style-name="T8">i</text:span><text:span text:style-name="T7">=0</text:span></text:p>
          </draw:text-box>
        </draw:frame>
        <draw:custom-shape draw:style-name="gr19" draw:text-style-name="P14" draw:layer="layout" svg:width="0.351cm" svg:height="2.427cm" svg:x="2.79cm" svg:y="4.736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5" draw:layer="layout" svg:width="6.083cm" svg:height="0.967cm" svg:x="2.825cm" svg:y="0.221cm">
          <draw:text-box>
            <text:p text:style-name="P11"><text:span text:style-name="T9">E[ </text:span><text:span text:style-name="T9">Y</text:span><text:span text:style-name="T10">i</text:span><text:span text:style-name="T9">(1</text:span><text:span text:style-name="T9">, 1</text:span><text:span text:style-name="T4">) </text:span><text:span text:style-name="T4">| . . </text:span><text:span text:style-name="T4">. ]</text:span></text:p>
          </draw:text-box>
        </draw:frame>
        <draw:line draw:style-name="gr22" draw:text-style-name="P16" draw:layer="layout" svg:x1="5.786cm" svg:y1="2.362cm" svg:x2="5.786cm" svg:y2="5.398cm">
          <text:p/>
        </draw:line>
        <draw:connector draw:style-name="gr34" draw:text-style-name="P19" draw:layer="layout" draw:type="curve" svg:x1="7.201cm" svg:y1="2.302cm" svg:x2="7.201cm" svg:y2="3.515cm" svg:d="M7201 2302v1213" svg:viewBox="0 0 1 1214">
          <text:p/>
        </draw:connector>
        <draw:connector draw:style-name="gr23" draw:text-style-name="P16" draw:layer="layout" draw:type="curve" svg:x1="5.777cm" svg:y1="2.379cm" svg:x2="5.77cm" svg:y2="5.261cm" svg:d="M5777 2379c0 2161-7 721-7 2882" svg:viewBox="0 0 8 2883">
          <text:p/>
        </draw:connector>
        <draw:connector draw:style-name="gr34" draw:text-style-name="P19" draw:layer="layout" draw:type="curve" svg:x1="5.846cm" svg:y1="2.235cm" svg:x2="5.755cm" svg:y2="2.914cm" draw:end-shape="id6" svg:d="M5846 2235c0 115-91-224-91 679" svg:viewBox="0 0 92 680">
          <text:p text:style-name="P2"><text:span text:style-name="T8">`</text:span></text:p>
        </draw:connector>
        <draw:connector draw:style-name="gr23" draw:text-style-name="P16" draw:layer="layout" draw:type="curve" svg:x1="5.68cm" svg:y1="2.295cm" svg:x2="5.672cm" svg:y2="5.345cm" svg:d="M5680 2295c0 2288-8 763-8 3050" svg:viewBox="0 0 9 3051">
          <text:p/>
        </draw:connector>
        <draw:frame draw:style-name="gr17" draw:text-style-name="P13" draw:layer="layout" svg:width="1.887cm" svg:height="1.633cm" svg:x="3.154cm" svg:y="5.038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4" draw:text-style-name="P13" draw:layer="layout" svg:width="1.917cm" svg:height="1.632cm" svg:x="3.142cm" svg:y="6.146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custom-shape draw:style-name="gr25" draw:text-style-name="P10" draw:layer="layout" svg:width="1.394cm" svg:height="1.214cm" svg:x="15.311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2" draw:text-style-name="P18" xml:id="id7" draw:id="id7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3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1.394cm" svg:height="1.214cm" svg:x="15.311cm" svg:y="5.96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1.641cm" svg:height="1.633cm" svg:x="15.205cm" svg:y="1.048cm">
          <draw:text-box>
            <text:p text:style-name="P11"><text:span text:style-name="T7">M</text:span><text:span text:style-name="T8">i</text:span><text:span text:style-name="T7">(0</text:span><text:span text:style-name="T7">)=</text:span><text:span text:style-name="T7">1</text:span></text:p>
          </draw:text-box>
        </draw:frame>
        <draw:frame draw:style-name="gr17" draw:text-style-name="P12" draw:layer="layout" svg:width="1.931cm" svg:height="1.633cm" svg:x="16.46cm" svg:y="1.048cm">
          <draw:text-box>
            <text:p text:style-name="P11"><text:span text:style-name="T7">M</text:span><text:span text:style-name="T8">i</text:span><text:span text:style-name="T7">(0</text:span><text:span text:style-name="T7">)=</text:span><text:span text:style-name="T7">0</text:span></text:p>
          </draw:text-box>
        </draw:frame>
        <draw:frame draw:style-name="gr24" draw:text-style-name="P13" draw:layer="layout" svg:width="1.886cm" svg:height="1.632cm" svg:x="13.409cm" svg:y="2.103cm">
          <draw:text-box>
            <text:p text:style-name="P11"><text:span text:style-name="T7">M</text:span><text:span text:style-name="T8">i</text:span><text:span text:style-name="T7">(1</text:span><text:span text:style-name="T7">)=</text:span><text:span text:style-name="T7">1</text:span></text:p>
          </draw:text-box>
        </draw:frame>
        <draw:frame draw:style-name="gr17" draw:text-style-name="P13" draw:layer="layout" svg:width="1.917cm" svg:height="1.633cm" svg:x="13.396cm" svg:y="3.244cm">
          <draw:text-box>
            <text:p text:style-name="P11"><text:span text:style-name="T7">M</text:span><text:span text:style-name="T8">i</text:span><text:span text:style-name="T7">(1</text:span><text:span text:style-name="T7">)=</text:span><text:span text:style-name="T7">0</text:span></text:p>
          </draw:text-box>
        </draw:frame>
        <draw:frame draw:style-name="gr18" draw:text-style-name="P12" draw:layer="layout" svg:width="1.394cm" svg:height="1.291cm" svg:x="11.824cm" svg:y="2.554cm">
          <draw:text-box>
            <text:p text:style-name="P11"><text:span text:style-name="T7">D</text:span><text:span text:style-name="T8">i</text:span><text:span text:style-name="T7">=</text:span><text:span text:style-name="T7">1</text:span></text:p>
          </draw:text-box>
        </draw:frame>
        <draw:custom-shape draw:style-name="gr27" draw:text-style-name="P14" draw:layer="layout" svg:width="0.35cm" svg:height="2.428cm" svg:x="13.046cm" svg:y="1.714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3" draw:layer="layout" svg:width="1.394cm" svg:height="1.236cm" svg:x="11.824cm" svg:y="5.644cm">
          <draw:text-box>
            <text:p text:style-name="P11"><text:span text:style-name="T7">D</text:span><text:span text:style-name="T8">i</text:span><text:span text:style-name="T7">=</text:span><text:span text:style-name="T7">0</text:span></text:p>
          </draw:text-box>
        </draw:frame>
        <draw:custom-shape draw:style-name="gr19" draw:text-style-name="P14" draw:layer="layout" svg:width="0.35cm" svg:height="2.427cm" svg:x="13.046cm" svg:y="4.75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5" draw:layer="layout" svg:width="6.084cm" svg:height="0.967cm" svg:x="13.08cm" svg:y="0.236cm">
          <draw:text-box>
            <text:p text:style-name="P11"><text:span text:style-name="T9">E</text:span><text:span text:style-name="T9">[ </text:span><text:span text:style-name="T9">Y</text:span><text:span text:style-name="T10">i</text:span><text:span text:style-name="T9">(</text:span><text:span text:style-name="T9">0</text:span><text:span text:style-name="T9">, </text:span><text:span text:style-name="T9">1</text:span><text:span text:style-name="T4">) </text:span><text:span text:style-name="T4">| . </text:span><text:span text:style-name="T4">. </text:span><text:span text:style-name="T4">. </text:span><text:span text:style-name="T4">]</text:span></text:p>
          </draw:text-box>
        </draw:frame>
        <draw:line draw:style-name="gr22" draw:text-style-name="P16" draw:layer="layout" svg:x1="16.041cm" svg:y1="2.376cm" svg:x2="16.041cm" svg:y2="5.412cm">
          <text:p/>
        </draw:line>
        <draw:connector draw:style-name="gr23" draw:text-style-name="P16" draw:layer="layout" draw:type="curve" svg:x1="17.456cm" svg:y1="2.317cm" svg:x2="17.456cm" svg:y2="3.53cm" svg:d="M17456 2317v1213" svg:viewBox="0 0 1 1214">
          <text:p/>
        </draw:connector>
        <draw:connector draw:style-name="gr37" draw:text-style-name="P20" draw:layer="layout" draw:type="curve" svg:x1="16.033cm" svg:y1="2.394cm" svg:x2="16.025cm" svg:y2="5.275cm" svg:d="M16033 2394c0 2161-8 721-8 2881" svg:viewBox="0 0 9 2882">
          <text:p/>
        </draw:connector>
        <draw:connector draw:style-name="gr23" draw:text-style-name="P16" draw:layer="layout" draw:type="curve" svg:x1="16.101cm" svg:y1="2.249cm" svg:x2="16.011cm" svg:y2="2.928cm" draw:end-shape="id7" svg:d="M16101 2249c0 115-90-224-90 679" svg:viewBox="0 0 91 680">
          <text:p text:style-name="P2"><text:span text:style-name="T8">`</text:span></text:p>
        </draw:connector>
        <draw:connector draw:style-name="gr23" draw:text-style-name="P16" draw:layer="layout" draw:type="curve" svg:x1="15.936cm" svg:y1="2.309cm" svg:x2="15.927cm" svg:y2="5.359cm" svg:d="M15936 2309c0 2288-9 763-9 3050" svg:viewBox="0 0 10 3051">
          <text:p/>
        </draw:connector>
        <draw:frame draw:style-name="gr17" draw:text-style-name="P13" draw:layer="layout" svg:width="1.887cm" svg:height="1.633cm" svg:x="13.409cm" svg:y="5.052cm">
          <draw:text-box>
            <text:p text:style-name="P11"><text:span text:style-name="T7">M</text:span><text:span text:style-name="T8">i</text:span><text:span text:style-name="T7">(1</text:span><text:span text:style-name="T7">)=</text:span><text:span text:style-name="T7">1</text:span></text:p>
          </draw:text-box>
        </draw:frame>
        <draw:frame draw:style-name="gr24" draw:text-style-name="P13" draw:layer="layout" svg:width="1.917cm" svg:height="1.632cm" svg:x="13.494cm" svg:y="6.146cm">
          <draw:text-box>
            <text:p text:style-name="P11"><text:span text:style-name="T7">M</text:span><text:span text:style-name="T8">i</text:span><text:span text:style-name="T7">(1</text:span><text:span text:style-name="T7">)=</text:span><text:span text:style-name="T7">0</text:span></text:p>
          </draw:text-box>
        </draw:frame>
        <draw:custom-shape draw:style-name="gr12" draw:text-style-name="P10" draw:layer="layout" svg:width="1.395cm" svg:height="1.214cm" svg:x="5.056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2" draw:text-style-name="P18" xml:id="id8" draw:id="id8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16" draw:text-style-name="P10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5cm" svg:height="1.213cm" svg:x="5.056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8" draw:layer="layout" svg:width="1.395cm" svg:height="1.214cm" svg:x="5.056cm" svg:y="13.8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2" draw:layer="layout" svg:width="1.642cm" svg:height="1.632cm" svg:x="4.95cm" svg:y="8.957cm">
          <draw:text-box>
            <text:p text:style-name="P11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24" draw:text-style-name="P12" draw:layer="layout" svg:width="1.932cm" svg:height="1.632cm" svg:x="6.205cm" svg:y="8.957cm">
          <draw:text-box>
            <text:p text:style-name="P11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7" draw:text-style-name="P13" draw:layer="layout" svg:width="1.887cm" svg:height="1.633cm" svg:x="3.154cm" svg:y="10.011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4" draw:text-style-name="P13" draw:layer="layout" svg:width="1.917cm" svg:height="1.632cm" svg:x="3.142cm" svg:y="11.153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8" draw:text-style-name="P12" draw:layer="layout" svg:width="1.394cm" svg:height="1.291cm" svg:x="1.57cm" svg:y="10.462cm">
          <draw:text-box>
            <text:p text:style-name="P11"><text:span text:style-name="T7">D</text:span><text:span text:style-name="T8">i</text:span><text:span text:style-name="T7">=1</text:span></text:p>
          </draw:text-box>
        </draw:frame>
        <draw:custom-shape draw:style-name="gr19" draw:text-style-name="P14" draw:layer="layout" svg:width="0.351cm" svg:height="2.427cm" svg:x="2.791cm" svg:y="9.623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3" draw:layer="layout" svg:width="1.394cm" svg:height="1.236cm" svg:x="1.57cm" svg:y="13.552cm">
          <draw:text-box>
            <text:p text:style-name="P11"><text:span text:style-name="T7">D</text:span><text:span text:style-name="T8">i</text:span><text:span text:style-name="T7">=0</text:span></text:p>
          </draw:text-box>
        </draw:frame>
        <draw:custom-shape draw:style-name="gr19" draw:text-style-name="P14" draw:layer="layout" svg:width="0.351cm" svg:height="2.427cm" svg:x="2.791cm" svg:y="12.659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5" draw:layer="layout" svg:width="6.083cm" svg:height="0.967cm" svg:x="2.826cm" svg:y="8.144cm">
          <draw:text-box>
            <text:p text:style-name="P11"><text:span text:style-name="T9">E[ </text:span><text:span text:style-name="T9">Y</text:span><text:span text:style-name="T10">i</text:span><text:span text:style-name="T9">(1</text:span><text:span text:style-name="T9">, 0</text:span><text:span text:style-name="T4">) </text:span><text:span text:style-name="T4">| . . </text:span><text:span text:style-name="T4">. ]</text:span></text:p>
          </draw:text-box>
        </draw:frame>
        <draw:line draw:style-name="gr22" draw:text-style-name="P16" draw:layer="layout" svg:x1="5.787cm" svg:y1="10.284cm" svg:x2="5.787cm" svg:y2="13.32cm">
          <text:p/>
        </draw:line>
        <draw:connector draw:style-name="gr23" draw:text-style-name="P16" draw:layer="layout" draw:type="curve" svg:x1="7.202cm" svg:y1="10.225cm" svg:x2="7.202cm" svg:y2="11.438cm" svg:d="M7202 10225v1213" svg:viewBox="0 0 1 1214">
          <text:p/>
        </draw:connector>
        <draw:connector draw:style-name="gr23" draw:text-style-name="P16" draw:layer="layout" draw:type="curve" svg:x1="5.778cm" svg:y1="10.302cm" svg:x2="5.77cm" svg:y2="13.183cm" svg:d="M5778 10302c0 2161-8 720-8 2881" svg:viewBox="0 0 9 2882">
          <text:p/>
        </draw:connector>
        <draw:connector draw:style-name="gr23" draw:text-style-name="P16" draw:layer="layout" draw:type="curve" svg:x1="5.847cm" svg:y1="10.157cm" svg:x2="5.756cm" svg:y2="10.836cm" draw:end-shape="id8" svg:d="M5847 10157c0 115-91-224-91 679" svg:viewBox="0 0 92 680">
          <text:p text:style-name="P2"><text:span text:style-name="T8">`</text:span></text:p>
        </draw:connector>
        <draw:connector draw:style-name="gr23" draw:text-style-name="P16" draw:layer="layout" draw:type="curve" svg:x1="5.681cm" svg:y1="10.217cm" svg:x2="5.672cm" svg:y2="13.268cm" svg:d="M5681 10217c0 2289-9 763-9 3051" svg:viewBox="0 0 10 3052">
          <text:p/>
        </draw:connector>
        <draw:frame draw:style-name="gr17" draw:text-style-name="P13" draw:layer="layout" svg:width="1.887cm" svg:height="1.633cm" svg:x="3.155cm" svg:y="12.96cm">
          <draw:text-box>
            <text:p text:style-name="P11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7" draw:text-style-name="P13" draw:layer="layout" svg:width="1.918cm" svg:height="1.633cm" svg:x="3.142cm" svg:y="14.197cm">
          <draw:text-box>
            <text:p text:style-name="P11"><text:span text:style-name="T7">M</text:span><text:span text:style-name="T8">i</text:span><text:span text:style-name="T7">(1)</text:span><text:span text:style-name="T7">=0</text:span></text:p>
          </draw:text-box>
        </draw:frame>
        <draw:custom-shape draw:style-name="gr12" draw:text-style-name="P10" draw:layer="layout" svg:width="1.395cm" svg:height="1.214cm" svg:x="15.311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2" draw:text-style-name="P18" xml:id="id9" draw:id="id9" draw:layer="layout" svg:width="1.394cm" svg:height="1.213cm" svg:x="15.314cm" svg:y="10.851cm" svg:viewBox="0 0 1395 1214" svg:d="M0 1214c0-405 0-809 0-1214 465 0 930 0 1395 0 0 405 0 809 0 1214-465 0-930 0-1395 0z">
          <text:p/>
        </draw:path>
        <draw:custom-shape draw:style-name="gr15" draw:text-style-name="P10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5cm" svg:height="1.213cm" svg:x="15.31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8" draw:layer="layout" svg:width="1.395cm" svg:height="1.214cm" svg:x="15.311cm" svg:y="13.88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1.641cm" svg:height="1.633cm" svg:x="15.206cm" svg:y="8.971cm">
          <draw:text-box>
            <text:p text:style-name="P11"><text:span text:style-name="T7">M</text:span><text:span text:style-name="T8">i</text:span><text:span text:style-name="T7">(0)=1</text:span></text:p>
          </draw:text-box>
        </draw:frame>
        <draw:frame draw:style-name="gr17" draw:text-style-name="P12" draw:layer="layout" svg:width="1.931cm" svg:height="1.633cm" svg:x="16.461cm" svg:y="8.971cm">
          <draw:text-box>
            <text:p text:style-name="P11"><text:span text:style-name="T7">M</text:span><text:span text:style-name="T8">i</text:span><text:span text:style-name="T7">(0)=0</text:span></text:p>
          </draw:text-box>
        </draw:frame>
        <draw:frame draw:style-name="gr17" draw:text-style-name="P13" draw:layer="layout" svg:width="1.887cm" svg:height="1.633cm" svg:x="13.409cm" svg:y="10.025cm">
          <draw:text-box>
            <text:p text:style-name="P11"><text:span text:style-name="T7">M</text:span><text:span text:style-name="T8">i</text:span><text:span text:style-name="T7">(1)=1</text:span></text:p>
          </draw:text-box>
        </draw:frame>
        <draw:frame draw:style-name="gr17" draw:text-style-name="P13" draw:layer="layout" svg:width="1.917cm" svg:height="1.633cm" svg:x="13.397cm" svg:y="11.167cm">
          <draw:text-box>
            <text:p text:style-name="P11"><text:span text:style-name="T7">M</text:span><text:span text:style-name="T8">i</text:span><text:span text:style-name="T7">(1)=0</text:span></text:p>
          </draw:text-box>
        </draw:frame>
        <draw:frame draw:style-name="gr18" draw:text-style-name="P12" draw:layer="layout" svg:width="1.394cm" svg:height="1.291cm" svg:x="11.825cm" svg:y="10.476cm">
          <draw:text-box>
            <text:p text:style-name="P11"><text:span text:style-name="T7">D</text:span><text:span text:style-name="T8">i</text:span><text:span text:style-name="T7">=1</text:span></text:p>
          </draw:text-box>
        </draw:frame>
        <draw:custom-shape draw:style-name="gr19" draw:text-style-name="P14" draw:layer="layout" svg:width="0.35cm" svg:height="2.427cm" svg:x="13.047cm" svg:y="9.637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3" draw:layer="layout" svg:width="1.394cm" svg:height="1.235cm" svg:x="11.825cm" svg:y="13.567cm">
          <draw:text-box>
            <text:p text:style-name="P11"><text:span text:style-name="T7">D</text:span><text:span text:style-name="T8">i</text:span><text:span text:style-name="T7">=0</text:span></text:p>
          </draw:text-box>
        </draw:frame>
        <draw:custom-shape draw:style-name="gr19" draw:text-style-name="P14" draw:layer="layout" svg:width="0.35cm" svg:height="2.427cm" svg:x="13.047cm" svg:y="12.673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5" draw:layer="layout" svg:width="6.084cm" svg:height="0.967cm" svg:x="13.081cm" svg:y="8.158cm">
          <draw:text-box>
            <text:p text:style-name="P11"><text:span text:style-name="T9">E[ Y</text:span><text:span text:style-name="T10">i</text:span><text:span text:style-name="T9">(</text:span><text:span text:style-name="T9">0, 0</text:span><text:span text:style-name="T4">) | </text:span><text:span text:style-name="T4">. . . ]</text:span></text:p>
          </draw:text-box>
        </draw:frame>
        <draw:line draw:style-name="gr22" draw:text-style-name="P16" draw:layer="layout" svg:x1="16.042cm" svg:y1="10.298cm" svg:x2="16.042cm" svg:y2="13.334cm">
          <text:p/>
        </draw:line>
        <draw:connector draw:style-name="gr23" draw:text-style-name="P16" draw:layer="layout" draw:type="curve" svg:x1="17.457cm" svg:y1="10.239cm" svg:x2="17.457cm" svg:y2="11.452cm" svg:d="M17457 10239v1213" svg:viewBox="0 0 1 1214">
          <text:p/>
        </draw:connector>
        <draw:connector draw:style-name="gr23" draw:text-style-name="P16" draw:layer="layout" draw:type="curve" svg:x1="16.034cm" svg:y1="10.316cm" svg:x2="16.026cm" svg:y2="13.197cm" svg:d="M16034 10316c0 2161-8 721-8 2881" svg:viewBox="0 0 9 2882">
          <text:p/>
        </draw:connector>
        <draw:connector draw:style-name="gr23" draw:text-style-name="P16" draw:layer="layout" draw:type="curve" svg:x1="16.102cm" svg:y1="10.172cm" svg:x2="16.012cm" svg:y2="10.851cm" draw:end-shape="id9" svg:d="M16102 10172c0 115-90-224-90 679" svg:viewBox="0 0 91 680">
          <text:p text:style-name="P2"><text:span text:style-name="T8">`</text:span></text:p>
        </draw:connector>
        <draw:connector draw:style-name="gr37" draw:text-style-name="P20" draw:layer="layout" draw:type="curve" svg:x1="15.937cm" svg:y1="10.232cm" svg:x2="15.928cm" svg:y2="13.282cm" svg:d="M15937 10232c0 2287-9 763-9 3050" svg:viewBox="0 0 10 3051">
          <text:p/>
        </draw:connector>
        <draw:frame draw:style-name="gr24" draw:text-style-name="P13" draw:layer="layout" svg:width="1.887cm" svg:height="1.632cm" svg:x="13.41cm" svg:y="12.975cm">
          <draw:text-box>
            <text:p text:style-name="P11"><text:span text:style-name="T7">M</text:span><text:span text:style-name="T8">i</text:span><text:span text:style-name="T7">(1)=1</text:span></text:p>
          </draw:text-box>
        </draw:frame>
        <draw:frame draw:style-name="gr17" draw:text-style-name="P13" draw:layer="layout" svg:width="1.917cm" svg:height="1.633cm" svg:x="13.495cm" svg:y="14.297cm">
          <draw:text-box>
            <text:p text:style-name="P11"><text:span text:style-name="T7">M</text:span><text:span text:style-name="T8">i</text:span><text:span text:style-name="T7">(1)=0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38" draw:text-style-name="P21" draw:layer="layout" svg:width="2.032cm" svg:height="2.031cm" svg:x="5.286cm" svg:y="3.8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38" draw:text-style-name="P21" xml:id="id10" draw:id="id10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38" draw:text-style-name="P21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2.03cm" svg:height="2.732cm" svg:x="5.29cm" svg:y="2.564cm">
          <draw:text-box>
            <text:p text:style-name="P11"><text:span text:style-name="T11">M</text:span><text:span text:style-name="T12">i</text:span><text:span text:style-name="T11">(0)=</text:span><text:span text:style-name="T11">1</text:span></text:p>
          </draw:text-box>
        </draw:frame>
        <draw:frame draw:style-name="gr39" draw:text-style-name="P22" draw:layer="layout" svg:width="2.03cm" svg:height="2.732cm" svg:x="7.32cm" svg:y="2.564cm">
          <draw:text-box>
            <text:p text:style-name="P11"><text:span text:style-name="T11">M</text:span><text:span text:style-name="T12">i</text:span><text:span text:style-name="T11">(0)=</text:span><text:span text:style-name="T11">0</text:span></text:p>
          </draw:text-box>
        </draw:frame>
        <draw:frame draw:style-name="gr39" draw:text-style-name="P24" draw:layer="layout" svg:width="2.03cm" svg:height="2.732cm" svg:x="2.956cm" svg:y="4.488cm">
          <draw:text-box>
            <text:p text:style-name="P23"><text:span text:style-name="T11">M</text:span><text:span text:style-name="T12">i</text:span><text:span text:style-name="T11">(1)=</text:span><text:span text:style-name="T11">1</text:span></text:p>
          </draw:text-box>
        </draw:frame>
        <draw:frame draw:style-name="gr39" draw:text-style-name="P24" draw:layer="layout" svg:width="2.03cm" svg:height="2.732cm" svg:x="2.956cm" svg:y="6.558cm">
          <draw:text-box>
            <text:p text:style-name="P23"><text:span text:style-name="T11">M</text:span><text:span text:style-name="T12">i</text:span><text:span text:style-name="T11">(1)=</text:span><text:span text:style-name="T11">0</text:span></text:p>
          </draw:text-box>
        </draw:frame>
        <draw:frame draw:style-name="gr39" draw:text-style-name="P24" draw:layer="layout" svg:width="2.03cm" svg:height="2.732cm" svg:x="2.956cm" svg:y="9.579cm">
          <draw:text-box>
            <text:p text:style-name="P23"><text:span text:style-name="T11">M</text:span><text:span text:style-name="T12">i</text:span><text:span text:style-name="T11">(1)=</text:span><text:span text:style-name="T11">1</text:span></text:p>
          </draw:text-box>
        </draw:frame>
        <draw:frame draw:style-name="gr39" draw:text-style-name="P24" draw:layer="layout" svg:width="2.03cm" svg:height="2.732cm" svg:x="2.956cm" svg:y="11.611cm">
          <draw:text-box>
            <text:p text:style-name="P23"><text:span text:style-name="T11">M</text:span><text:span text:style-name="T12">i</text:span><text:span text:style-name="T11">(1)=</text:span><text:span text:style-name="T11">0</text:span></text:p>
          </draw:text-box>
        </draw:frame>
        <draw:frame draw:style-name="gr40" draw:text-style-name="P22" draw:layer="layout" svg:width="2.03cm" svg:height="1.898cm" svg:x="0.208cm" svg:y="5.504cm">
          <draw:text-box>
            <text:p text:style-name="P11"><text:span text:style-name="T11">D</text:span><text:span text:style-name="T12">i</text:span><text:span text:style-name="T11">=1</text:span></text:p>
          </draw:text-box>
        </draw:frame>
        <draw:custom-shape draw:style-name="gr41" draw:text-style-name="P25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2" draw:layer="layout" svg:width="2.03cm" svg:height="1.898cm" svg:x="0.208cm" svg:y="10.584cm">
          <draw:text-box>
            <text:p text:style-name="P11"><text:span text:style-name="T11">D</text:span><text:span text:style-name="T12">i</text:span><text:span text:style-name="T11">=0</text:span></text:p>
          </draw:text-box>
        </draw:frame>
        <draw:custom-shape draw:style-name="gr41" draw:text-style-name="P25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22" draw:layer="layout" svg:width="5.843cm" svg:height="1.977cm" svg:x="3.256cm" svg:y="0.851cm">
          <draw:text-box>
            <text:p text:style-name="P11"><text:span text:style-name="T13">E[ Y</text:span><text:span text:style-name="T14">i</text:span><text:span text:style-name="T13">(</text:span><text:span text:style-name="T13">1, </text:span><text:span text:style-name="T13">M</text:span><text:span text:style-name="T15">i</text:span><text:span text:style-name="T16">(1</text:span><text:span text:style-name="T16">)) | . . </text:span><text:span text:style-name="T16">. ]</text:span></text:p>
          </draw:text-box>
        </draw:frame>
        <draw:frame draw:style-name="gr10" draw:text-style-name="P8" draw:layer="layout" svg:width="9.906cm" svg:height="0.996cm" svg:x="0cm" svg:y="14.089cm">
          <draw:text-box>
            <text:p text:style-name="P7"><text:span text:style-name="T6">ATE</text:span></text:p>
          </draw:text-box>
        </draw:frame>
        <draw:line draw:style-name="gr43" draw:text-style-name="P26" draw:layer="layout" svg:x1="6.35cm" svg:y1="4.945cm" svg:x2="6.35cm" svg:y2="10.025cm">
          <text:p/>
        </draw:line>
        <draw:connector draw:style-name="gr44" draw:text-style-name="P26" draw:layer="layout" draw:type="curve" svg:x1="8.411cm" svg:y1="4.845cm" svg:x2="8.411cm" svg:y2="6.876cm" svg:d="M8411 4845v2031" svg:viewBox="0 0 1 2032">
          <text:p/>
        </draw:connector>
        <draw:connector draw:style-name="gr44" draw:text-style-name="P26" draw:layer="layout" draw:type="curve" svg:x1="6.338cm" svg:y1="4.974cm" svg:x2="6.326cm" svg:y2="9.796cm" svg:d="M6338 4974c0 3616-12 1206-12 4822" svg:viewBox="0 0 13 4823">
          <text:p/>
        </draw:connector>
        <draw:connector draw:style-name="gr34" draw:text-style-name="P26" draw:layer="layout" draw:type="curve" svg:x1="6.438cm" svg:y1="4.732cm" svg:x2="6.306cm" svg:y2="5.869cm" draw:end-shape="id10" svg:d="M6438 4732c0 478-132-90-132 1137" svg:viewBox="0 0 133 1138">
          <text:p text:style-name="P2"><text:span text:style-name="T17">`</text:span></text:p>
        </draw:connector>
        <draw:connector draw:style-name="gr44" draw:text-style-name="P26" draw:layer="layout" draw:type="curve" svg:x1="6.196cm" svg:y1="4.833cm" svg:x2="6.184cm" svg:y2="9.938cm" svg:d="M6196 4833c0 3829-12 1277-12 5105" svg:viewBox="0 0 13 5106">
          <text:p/>
        </draw:connector>
        <draw:custom-shape draw:style-name="gr45" draw:text-style-name="P27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45" draw:text-style-name="P27" xml:id="id11" draw:id="id11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45" draw:text-style-name="P27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2.03cm" svg:height="2.732cm" svg:x="15.446cm" svg:y="2.564cm">
          <draw:text-box>
            <text:p text:style-name="P11"><text:span text:style-name="T11">M</text:span><text:span text:style-name="T12">i</text:span><text:span text:style-name="T11">(0)=</text:span><text:span text:style-name="T11">1</text:span></text:p>
          </draw:text-box>
        </draw:frame>
        <draw:frame draw:style-name="gr39" draw:text-style-name="P22" draw:layer="layout" svg:width="2.03cm" svg:height="2.732cm" svg:x="17.476cm" svg:y="2.564cm">
          <draw:text-box>
            <text:p text:style-name="P11"><text:span text:style-name="T11">M</text:span><text:span text:style-name="T12">i</text:span><text:span text:style-name="T11">(0)=</text:span><text:span text:style-name="T11">0</text:span></text:p>
          </draw:text-box>
        </draw:frame>
        <draw:frame draw:style-name="gr39" draw:text-style-name="P24" draw:layer="layout" svg:width="2.03cm" svg:height="2.732cm" svg:x="13.112cm" svg:y="4.488cm">
          <draw:text-box>
            <text:p text:style-name="P23"><text:span text:style-name="T11">M</text:span><text:span text:style-name="T12">i</text:span><text:span text:style-name="T11">(1)=</text:span><text:span text:style-name="T11">1</text:span></text:p>
          </draw:text-box>
        </draw:frame>
        <draw:frame draw:style-name="gr39" draw:text-style-name="P24" draw:layer="layout" svg:width="2.03cm" svg:height="2.732cm" svg:x="13.112cm" svg:y="6.558cm">
          <draw:text-box>
            <text:p text:style-name="P23"><text:span text:style-name="T11">M</text:span><text:span text:style-name="T12">i</text:span><text:span text:style-name="T11">(1)=</text:span><text:span text:style-name="T11">0</text:span></text:p>
          </draw:text-box>
        </draw:frame>
        <draw:frame draw:style-name="gr39" draw:text-style-name="P24" draw:layer="layout" svg:width="2.03cm" svg:height="2.732cm" svg:x="13.112cm" svg:y="9.579cm">
          <draw:text-box>
            <text:p text:style-name="P23"><text:span text:style-name="T11">M</text:span><text:span text:style-name="T12">i</text:span><text:span text:style-name="T11">(1)=</text:span><text:span text:style-name="T11">1</text:span></text:p>
          </draw:text-box>
        </draw:frame>
        <draw:frame draw:style-name="gr39" draw:text-style-name="P24" draw:layer="layout" svg:width="2.03cm" svg:height="2.732cm" svg:x="13.112cm" svg:y="11.611cm">
          <draw:text-box>
            <text:p text:style-name="P23"><text:span text:style-name="T11">M</text:span><text:span text:style-name="T12">i</text:span><text:span text:style-name="T11">(1)=</text:span><text:span text:style-name="T11">0</text:span></text:p>
          </draw:text-box>
        </draw:frame>
        <draw:frame draw:style-name="gr40" draw:text-style-name="P22" draw:layer="layout" svg:width="2.03cm" svg:height="1.898cm" svg:x="10.458cm" svg:y="5.504cm">
          <draw:text-box>
            <text:p text:style-name="P11"><text:span text:style-name="T11">D</text:span><text:span text:style-name="T12">i</text:span><text:span text:style-name="T11">=1</text:span></text:p>
          </draw:text-box>
        </draw:frame>
        <draw:custom-shape draw:style-name="gr41" draw:text-style-name="P25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2" draw:layer="layout" svg:width="2.03cm" svg:height="1.898cm" svg:x="10.458cm" svg:y="10.584cm">
          <draw:text-box>
            <text:p text:style-name="P11"><text:span text:style-name="T11">D</text:span><text:span text:style-name="T12">i</text:span><text:span text:style-name="T11">=0</text:span></text:p>
          </draw:text-box>
        </draw:frame>
        <draw:custom-shape draw:style-name="gr41" draw:text-style-name="P25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22" draw:layer="layout" svg:width="5.843cm" svg:height="1.977cm" svg:x="13.412cm" svg:y="0.851cm">
          <draw:text-box>
            <text:p text:style-name="P11"><text:span text:style-name="T13">E[ Y</text:span><text:span text:style-name="T14">i</text:span><text:span text:style-name="T13">(</text:span><text:span text:style-name="T13">0, </text:span><text:span text:style-name="T13">M</text:span><text:span text:style-name="T15">i</text:span><text:span text:style-name="T16">(0)</text:span><text:span text:style-name="T16">) </text:span><text:span text:style-name="T16">| . . . </text:span><text:span text:style-name="T16">]</text:span></text:p>
          </draw:text-box>
        </draw:frame>
        <draw:line draw:style-name="gr46" draw:text-style-name="P28" draw:layer="layout" svg:x1="16.506cm" svg:y1="4.945cm" svg:x2="16.506cm" svg:y2="10.025cm">
          <text:p/>
        </draw:line>
        <draw:connector draw:style-name="gr47" draw:text-style-name="P28" draw:layer="layout" draw:type="curve" svg:x1="18.567cm" svg:y1="4.845cm" svg:x2="18.567cm" svg:y2="6.876cm" svg:d="M18567 4845v2031" svg:viewBox="0 0 1 2032">
          <text:p/>
        </draw:connector>
        <draw:connector draw:style-name="gr47" draw:text-style-name="P28" draw:layer="layout" draw:type="curve" svg:x1="16.494cm" svg:y1="4.974cm" svg:x2="16.482cm" svg:y2="9.796cm" svg:d="M16494 4974c0 3616-12 1206-12 4822" svg:viewBox="0 0 13 4823">
          <text:p/>
        </draw:connector>
        <draw:connector draw:style-name="gr48" draw:text-style-name="P28" draw:layer="layout" draw:type="curve" svg:x1="16.594cm" svg:y1="4.732cm" svg:x2="16.462cm" svg:y2="5.869cm" draw:end-shape="id11" svg:d="M16594 4732c0 478-132-90-132 1137" svg:viewBox="0 0 133 1138">
          <text:p text:style-name="P2"><text:span text:style-name="T17">`</text:span></text:p>
        </draw:connector>
        <draw:frame draw:style-name="gr49" draw:text-style-name="P22" draw:layer="layout" svg:width="1.303cm" svg:height="1.045cm" svg:x="10.413cm" svg:y="0.852cm">
          <draw:text-box>
            <text:p text:style-name="P11"><text:span text:style-name="T16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38" draw:text-style-name="P21" draw:layer="layout" svg:width="2.032cm" svg:height="2.031cm" svg:x="5.286cm" svg:y="3.8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29" xml:id="id12" draw:id="id12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2" draw:text-style-name="P29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9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9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2.03cm" svg:height="2.732cm" svg:x="5.29cm" svg:y="2.564cm">
          <draw:text-box>
            <text:p text:style-name="P2"><text:span text:style-name="T11">M</text:span><text:span text:style-name="T12">i</text:span><text:span text:style-name="T11">(0)</text:span><text:span text:style-name="T11">=1</text:span></text:p>
          </draw:text-box>
        </draw:frame>
        <draw:frame draw:style-name="gr39" draw:text-style-name="P22" draw:layer="layout" svg:width="2.03cm" svg:height="2.732cm" svg:x="7.32cm" svg:y="2.564cm">
          <draw:text-box>
            <text:p text:style-name="P2"><text:span text:style-name="T11">M</text:span><text:span text:style-name="T12">i</text:span><text:span text:style-name="T11">(0)</text:span><text:span text:style-name="T11">=0</text:span></text:p>
          </draw:text-box>
        </draw:frame>
        <draw:frame draw:style-name="gr39" draw:text-style-name="P24" draw:layer="layout" svg:width="2.03cm" svg:height="2.732cm" svg:x="2.956cm" svg:y="4.488cm">
          <draw:text-box>
            <text:p text:style-name="P4"><text:span text:style-name="T11">M</text:span><text:span text:style-name="T12">i</text:span><text:span text:style-name="T11">(1)</text:span><text:span text:style-name="T11">=1</text:span></text:p>
          </draw:text-box>
        </draw:frame>
        <draw:frame draw:style-name="gr39" draw:text-style-name="P24" draw:layer="layout" svg:width="2.03cm" svg:height="2.732cm" svg:x="2.956cm" svg:y="6.558cm">
          <draw:text-box>
            <text:p text:style-name="P4"><text:span text:style-name="T11">M</text:span><text:span text:style-name="T12">i</text:span><text:span text:style-name="T11">(1)</text:span><text:span text:style-name="T11">=0</text:span></text:p>
          </draw:text-box>
        </draw:frame>
        <draw:frame draw:style-name="gr39" draw:text-style-name="P24" draw:layer="layout" svg:width="2.03cm" svg:height="2.732cm" svg:x="2.956cm" svg:y="9.579cm">
          <draw:text-box>
            <text:p text:style-name="P4"><text:span text:style-name="T11">M</text:span><text:span text:style-name="T12">i</text:span><text:span text:style-name="T11">(1)</text:span><text:span text:style-name="T11">=1</text:span></text:p>
          </draw:text-box>
        </draw:frame>
        <draw:frame draw:style-name="gr39" draw:text-style-name="P24" draw:layer="layout" svg:width="2.03cm" svg:height="2.732cm" svg:x="2.956cm" svg:y="11.611cm">
          <draw:text-box>
            <text:p text:style-name="P4"><text:span text:style-name="T11">M</text:span><text:span text:style-name="T12">i</text:span><text:span text:style-name="T11">(1)</text:span><text:span text:style-name="T11">=0</text:span></text:p>
          </draw:text-box>
        </draw:frame>
        <draw:frame draw:style-name="gr40" draw:text-style-name="P22" draw:layer="layout" svg:width="2.03cm" svg:height="1.898cm" svg:x="0.208cm" svg:y="5.504cm">
          <draw:text-box>
            <text:p text:style-name="P2"><text:span text:style-name="T11">D</text:span><text:span text:style-name="T12">i</text:span><text:span text:style-name="T11">=1</text:span></text:p>
          </draw:text-box>
        </draw:frame>
        <draw:custom-shape draw:style-name="gr41" draw:text-style-name="P25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2" draw:layer="layout" svg:width="2.03cm" svg:height="1.898cm" svg:x="0.208cm" svg:y="10.584cm">
          <draw:text-box>
            <text:p text:style-name="P2"><text:span text:style-name="T11">D</text:span><text:span text:style-name="T12">i</text:span><text:span text:style-name="T11">=0</text:span></text:p>
          </draw:text-box>
        </draw:frame>
        <draw:custom-shape draw:style-name="gr41" draw:text-style-name="P25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22" draw:layer="layout" svg:width="5.843cm" svg:height="1.977cm" svg:x="3.256cm" svg:y="0.851cm">
          <draw:text-box>
            <text:p text:style-name="P2"><text:span text:style-name="T13">E[ Y</text:span><text:span text:style-name="T14">i</text:span><text:span text:style-name="T13">(1, </text:span><text:span text:style-name="T13">M</text:span><text:span text:style-name="T15">i</text:span><text:span text:style-name="T16">(</text:span><text:span text:style-name="T16">1)) | </text:span><text:span text:style-name="T16">. . . </text:span><text:span text:style-name="T16">]</text:span></text:p>
          </draw:text-box>
        </draw:frame>
        <draw:frame draw:style-name="gr10" draw:text-style-name="P8" draw:layer="layout" svg:width="9.906cm" svg:height="0.996cm" svg:x="0cm" svg:y="14.089cm">
          <draw:text-box>
            <text:p><text:span text:style-name="T6">AT</text:span><text:span text:style-name="T6">E_S</text:span></text:p>
          </draw:text-box>
        </draw:frame>
        <draw:line draw:style-name="gr50" draw:text-style-name="P25" draw:layer="layout" svg:x1="6.35cm" svg:y1="4.945cm" svg:x2="6.35cm" svg:y2="10.025cm">
          <text:p/>
        </draw:line>
        <draw:connector draw:style-name="gr7" draw:text-style-name="P25" draw:layer="layout" draw:type="curve" svg:x1="8.411cm" svg:y1="4.845cm" svg:x2="8.411cm" svg:y2="6.876cm" svg:d="M8411 4845v2031" svg:viewBox="0 0 1 2032">
          <text:p/>
        </draw:connector>
        <draw:connector draw:style-name="gr7" draw:text-style-name="P25" draw:layer="layout" draw:type="curve" svg:x1="6.338cm" svg:y1="4.974cm" svg:x2="6.326cm" svg:y2="9.796cm" svg:d="M6338 4974c0 3616-12 1206-12 4822" svg:viewBox="0 0 13 4823">
          <text:p/>
        </draw:connector>
        <draw:connector draw:style-name="gr9" draw:text-style-name="P25" draw:layer="layout" draw:type="curve" svg:x1="6.438cm" svg:y1="4.732cm" svg:x2="6.306cm" svg:y2="5.869cm" draw:end-shape="id12" svg:d="M6438 4732c0 478-132-90-132 1137" svg:viewBox="0 0 133 1138">
          <text:p text:style-name="P2"><text:span text:style-name="T17">`</text:span></text:p>
        </draw:connector>
        <draw:connector draw:style-name="gr7" draw:text-style-name="P25" draw:layer="layout" draw:type="curve" svg:x1="6.196cm" svg:y1="4.833cm" svg:x2="6.184cm" svg:y2="9.938cm" svg:d="M6196 4833c0 3829-12 1277-12 5105" svg:viewBox="0 0 13 5106">
          <text:p/>
        </draw:connector>
        <draw:custom-shape draw:style-name="gr45" draw:text-style-name="P27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29" xml:id="id13" draw:id="id13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2" draw:text-style-name="P29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9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9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2.03cm" svg:height="2.732cm" svg:x="15.446cm" svg:y="2.564cm">
          <draw:text-box>
            <text:p text:style-name="P2"><text:span text:style-name="T11">M</text:span><text:span text:style-name="T12">i</text:span><text:span text:style-name="T11">(0</text:span><text:span text:style-name="T11">)=1</text:span></text:p>
          </draw:text-box>
        </draw:frame>
        <draw:frame draw:style-name="gr39" draw:text-style-name="P22" draw:layer="layout" svg:width="2.03cm" svg:height="2.732cm" svg:x="17.476cm" svg:y="2.564cm">
          <draw:text-box>
            <text:p text:style-name="P2"><text:span text:style-name="T11">M</text:span><text:span text:style-name="T12">i</text:span><text:span text:style-name="T11">(0</text:span><text:span text:style-name="T11">)=0</text:span></text:p>
          </draw:text-box>
        </draw:frame>
        <draw:frame draw:style-name="gr39" draw:text-style-name="P24" draw:layer="layout" svg:width="2.03cm" svg:height="2.732cm" svg:x="13.112cm" svg:y="4.488cm">
          <draw:text-box>
            <text:p text:style-name="P4"><text:span text:style-name="T11">M</text:span><text:span text:style-name="T12">i</text:span><text:span text:style-name="T11">(1</text:span><text:span text:style-name="T11">)=1</text:span></text:p>
          </draw:text-box>
        </draw:frame>
        <draw:frame draw:style-name="gr39" draw:text-style-name="P24" draw:layer="layout" svg:width="2.03cm" svg:height="2.732cm" svg:x="13.112cm" svg:y="6.558cm">
          <draw:text-box>
            <text:p text:style-name="P4"><text:span text:style-name="T11">M</text:span><text:span text:style-name="T12">i</text:span><text:span text:style-name="T11">(1</text:span><text:span text:style-name="T11">)=0</text:span></text:p>
          </draw:text-box>
        </draw:frame>
        <draw:frame draw:style-name="gr39" draw:text-style-name="P24" draw:layer="layout" svg:width="2.03cm" svg:height="2.732cm" svg:x="13.112cm" svg:y="9.579cm">
          <draw:text-box>
            <text:p text:style-name="P4"><text:span text:style-name="T11">M</text:span><text:span text:style-name="T12">i</text:span><text:span text:style-name="T11">(1</text:span><text:span text:style-name="T11">)=1</text:span></text:p>
          </draw:text-box>
        </draw:frame>
        <draw:frame draw:style-name="gr39" draw:text-style-name="P24" draw:layer="layout" svg:width="2.03cm" svg:height="2.732cm" svg:x="13.112cm" svg:y="11.611cm">
          <draw:text-box>
            <text:p text:style-name="P4"><text:span text:style-name="T11">M</text:span><text:span text:style-name="T12">i</text:span><text:span text:style-name="T11">(1</text:span><text:span text:style-name="T11">)=0</text:span></text:p>
          </draw:text-box>
        </draw:frame>
        <draw:frame draw:style-name="gr40" draw:text-style-name="P22" draw:layer="layout" svg:width="2.03cm" svg:height="1.898cm" svg:x="10.458cm" svg:y="5.504cm">
          <draw:text-box>
            <text:p text:style-name="P2"><text:span text:style-name="T11">D</text:span><text:span text:style-name="T12">i</text:span><text:span text:style-name="T11">=1</text:span></text:p>
          </draw:text-box>
        </draw:frame>
        <draw:custom-shape draw:style-name="gr41" draw:text-style-name="P25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2" draw:layer="layout" svg:width="2.03cm" svg:height="1.898cm" svg:x="10.458cm" svg:y="10.584cm">
          <draw:text-box>
            <text:p text:style-name="P2"><text:span text:style-name="T11">D</text:span><text:span text:style-name="T12">i</text:span><text:span text:style-name="T11">=0</text:span></text:p>
          </draw:text-box>
        </draw:frame>
        <draw:custom-shape draw:style-name="gr41" draw:text-style-name="P25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22" draw:layer="layout" svg:width="5.843cm" svg:height="1.977cm" svg:x="13.412cm" svg:y="0.851cm">
          <draw:text-box>
            <text:p text:style-name="P2"><text:span text:style-name="T13">E[ </text:span><text:span text:style-name="T13">Y</text:span><text:span text:style-name="T14">i</text:span><text:span text:style-name="T13">(</text:span><text:span text:style-name="T13">0, </text:span><text:span text:style-name="T13">M</text:span><text:span text:style-name="T15">i</text:span><text:span text:style-name="T16">(</text:span><text:span text:style-name="T16">0)) </text:span><text:span text:style-name="T16">| . . </text:span><text:span text:style-name="T16">. ]</text:span></text:p>
          </draw:text-box>
        </draw:frame>
        <draw:line draw:style-name="gr50" draw:text-style-name="P25" draw:layer="layout" svg:x1="16.506cm" svg:y1="4.945cm" svg:x2="16.506cm" svg:y2="10.025cm">
          <text:p/>
        </draw:line>
        <draw:connector draw:style-name="gr7" draw:text-style-name="P25" draw:layer="layout" draw:type="curve" svg:x1="18.567cm" svg:y1="4.845cm" svg:x2="18.567cm" svg:y2="6.876cm" svg:d="M18567 4845v2031" svg:viewBox="0 0 1 2032">
          <text:p/>
        </draw:connector>
        <draw:connector draw:style-name="gr7" draw:text-style-name="P25" draw:layer="layout" draw:type="curve" svg:x1="16.494cm" svg:y1="4.974cm" svg:x2="16.482cm" svg:y2="9.796cm" svg:d="M16494 4974c0 3616-12 1206-12 4822" svg:viewBox="0 0 13 4823">
          <text:p/>
        </draw:connector>
        <draw:connector draw:style-name="gr9" draw:text-style-name="P25" draw:layer="layout" draw:type="curve" svg:x1="16.594cm" svg:y1="4.732cm" svg:x2="16.462cm" svg:y2="5.869cm" draw:end-shape="id13" svg:d="M16594 4732c0 478-132-90-132 1137" svg:viewBox="0 0 133 1138">
          <text:p text:style-name="P2"><text:span text:style-name="T17">`</text:span></text:p>
        </draw:connector>
        <draw:frame draw:style-name="gr49" draw:text-style-name="P22" draw:layer="layout" svg:width="1.303cm" svg:height="1.045cm" svg:x="10.413cm" svg:y="0.852cm">
          <draw:text-box>
            <text:p text:style-name="P2"><text:span text:style-name="T16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Hatching_20_1" draw:display-name="Hatching 1" draw:style="double" draw:color="#808080" draw:distance="0.508cm" draw:rotation="450"/>
    <draw:hatch draw:name="Hatching_20_3" draw:display-name="Hatching 3" draw:style="double" draw:color="#b2b2b2" draw:distance="0.203cm" draw:rotation="450"/>
    <draw:hatch draw:name="Hatching_20_4" draw:display-name="Hatching 4" draw:style="double" draw:color="#b2b2b2" draw:distance="0.61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a31f34" draw:marker-start-width="0.203cm" draw:marker-start-center="false" draw:marker-end-width="0.203cm" draw:marker-end-center="false" draw:fill="solid" draw:fill-color="#a31f3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aleway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2cm" fo:margin-bottom="0cm" fo:text-indent="0cm"/>
      <style:text-properties fo:font-size="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3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9cm" fo:margin-bottom="0cm" fo:text-indent="0cm"/>
      <style:text-properties fo:font-size="19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8.288cm" svg:height="2.544cm" svg:x="1.016cm" svg:y="0.608cm" presentation:class="title" presentation:placeholder="true">
        <draw:text-box/>
      </draw:frame>
      <draw:frame presentation:style-name="Default-outline1" draw:layer="backgroundobjects" svg:width="18.288cm" svg:height="8.838cm" svg:x="1.016cm" svg:y="3.562cm" presentation:class="outline" presentation:placeholder="true">
        <draw:text-box/>
      </draw:frame>
      <draw:frame presentation:style-name="Mpr1" draw:text-style-name="MP2" draw:layer="backgroundobjects" svg:width="4.734cm" svg:height="1.05cm" svg:x="1.016cm" svg:y="13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05cm" svg:x="6.944cm" svg:y="13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05cm" svg:x="14.564cm" svg:y="13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n Knox</meta:initial-creator>
    <meta:creation-date>2018-12-15T02:48:50.789621092</meta:creation-date>
    <dc:date>2018-12-15T14:04:57.362776556</dc:date>
    <dc:creator>Dean Knox</dc:creator>
    <meta:editing-duration>PT34M1S</meta:editing-duration>
    <meta:editing-cycles>9</meta:editing-cycles>
    <meta:generator>LibreOffice/6.0.6.2$Linux_X86_64 LibreOffice_project/00m0$Build-2</meta:generator>
    <meta:document-statistic meta:object-count="336"/>
  </office:meta>
</office:document-meta>
</file>